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5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heets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ress 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table:style-name="ce2"/>
        </table:table-row>
      </table:table>
      <table:table table:name="General Confi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load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load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load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load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mem_load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8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9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mem_save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sav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mem_save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save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mem_save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start_load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load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2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start_sav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sav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buffer_loaded</text:p>
          </table:table-cell>
          <table:table-cell office:value-type="string" calcext:value-type="string">
            <text:p>R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ffer loa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13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buffer_saved</text:p>
          </table:table-cell>
          <table:table-cell office:value-type="string" calcext:value-type="string">
            <text:p>R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ffer saved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01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01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_003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filter_out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channels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01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010a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010b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010d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010e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010f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011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02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02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02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02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020a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020b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03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03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03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03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03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03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03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030a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FC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1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_0002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3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4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5</text:p>
          </table:table-cell>
          <table:table-cell office:value-type="string" calcext:value-type="string">
            <text:p>0x04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6</text:p>
          </table:table-cell>
          <table:table-cell office:value-type="string" calcext:value-type="string">
            <text:p>0x04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7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0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9</text:p>
          </table:table-cell>
          <table:table-cell office:value-type="string" calcext:value-type="string">
            <text:p>0x04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10</text:p>
          </table:table-cell>
          <table:table-cell office:value-type="string" calcext:value-type="string">
            <text:p>0x040a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FC_0011</text:p>
          </table:table-cell>
          <table:table-cell office:value-type="string" calcext:value-type="string">
            <text:p>0x040b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19:53:17.616575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4-13T20:07:13.738171777</dc:date>
    <meta:editing-duration>P2DT7H55M43S</meta:editing-duration>
    <meta:editing-cycles>39</meta:editing-cycles>
    <meta:generator>LibreOffice/6.1.4.2$Linux_X86_64 LibreOffice_project/10$Build-2</meta:generator>
    <meta:document-statistic meta:table-count="6" meta:cell-count="670" meta:object-count="0"/>
  </office:meta>
</office:document-meta>
</file>